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ildMain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ildMain.ChildMain( ThreadGroup group ,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ildWindowAdapter.windowClosing( Window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Main.run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2">
            <text:p text:style-name="Table_20_Contents">22</text:p>
          </table:table-cell>
          <table:table-cell office:value-type="float" office:value="69">
            <text:p text:style-name="Table_20_Contents">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